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50a03" officeooo:paragraph-rsid="00150a03"/>
    </style:style>
    <style:style style:name="P2" style:family="paragraph" style:parent-style-name="Standard" style:list-style-name="L1">
      <style:text-properties style:font-name="Ubuntu" officeooo:rsid="00150a03" officeooo:paragraph-rsid="00150a0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version web <text:s/>“La cosa”</text:p>
      <text:p text:style-name="P1"/>
      <text:p text:style-name="P1">Alcance:</text:p>
      <text:p text:style-name="P1"/>
      <text:p text:style-name="P1"><text:tab/>El objetivo de este proyecto es crear una version simplificada del juego de cartas “La cosa” que tiene las siguientes <text:a xlink:type="simple" xlink:href="https://famaf.aulavirtual.unc.edu.ar/pluginfile.php/27371/mod_resource/content/1/Reglas%20del%20Juego_%20La%20Cosa.pdf" text:style-name="Internet_20_link" text:visited-style-name="Visited_20_Internet_20_Link">reglas</text:a>.</text:p>
      <text:p text:style-name="P1"/>
      <text:p text:style-name="P1"><text:tab/>El sistema sera un software web donde los usuarios podran jugar una version simplificada del juego de cartas “La cosa. Los usuarios podran entrar al software desde algun navegador y podran crear o unirse a salas donde aun no se este jugando . Donde alli jugaran de entre 4 a 12 personas. <text:s/>Dentro de cada sala de juego existira un chat de texto por donde se podran comunicar los jugadores. </text:p>
      <text:p text:style-name="P1"/>
      <text:p text:style-name="P1"><text:tab/>El proyecto no incluira :</text:p>
      <text:list xml:id="list1077574824" text:style-name="L1">
        <text:list-item>
          <text:p text:style-name="P2">Un sistema de perfiles y usuarios</text:p>
        </text:list-item>
        <text:list-item>
          <text:p text:style-name="P2">Un sistema de amigos</text:p>
        </text:list-item>
        <text:list-item>
          <text:p text:style-name="P2">Sistema de matchmaking.</text:p>
        </text:list-item>
        <text:list-item>
          <text:p text:style-name="P2">Historial de partidas</text:p>
        </text:list-item>
      </text:list>
      <text:p text:style-name="P1"><text:tab/>El sistema esta ideado para ser jugado a pequeña escala?¡??</text:p>
      <text:p text:style-name="P1"/>
      <text:p text:style-name="P1">..</text:p>
      <text:p text:style-name="P1"/>
      <text:p text:style-name="P1">..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4:44:18.371787769</meta:creation-date>
    <dc:date>2023-08-24T15:00:58.680725946</dc:date>
    <meta:editing-duration>PT16M41S</meta:editing-duration>
    <meta:editing-cycles>1</meta:editing-cycles>
    <meta:document-statistic meta:table-count="0" meta:image-count="0" meta:object-count="0" meta:page-count="1" meta:paragraph-count="13" meta:word-count="134" meta:character-count="747" meta:non-whitespace-character-count="621"/>
    <meta:generator>LibreOffice/7.4.7.2$Linux_X86_64 LibreOffice_project/40$Build-2</meta:generator>
  </office:meta>
</office:document-meta>
</file>